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fo:background-color="#ffff99"/>
    </style:style>
    <style:style style:name="ce17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8" table:default-cell-style-name="ce7"/>
        <table:table-column table:style-name="co3" table:default-cell-style-name="ce9"/>
        <table:table-column table:style-name="co4" table:default-cell-style-name="ce13"/>
        <table:table-column table:style-name="co2" table:default-cell-style-name="Default"/>
        <table:table-column table:style-name="co2" table:default-cell-style-name="ce16"/>
        <table:table-column table:style-name="co4" table:default-cell-style-name="ce13"/>
        <table:table-column table:style-name="co5" table:default-cell-style-name="ce19"/>
        <table:table-column table:style-name="co6" table:default-cell-style-name="ce20"/>
        <table:table-column table:style-name="co6" table:default-cell-style-name="Default"/>
        <table:table-column table:style-name="co4" table:default-cell-style-name="ce13"/>
        <table:table-column table:style-name="co6" table:default-cell-style-name="ce22"/>
        <table:table-column table:style-name="co7" table:default-cell-style-name="ce25"/>
        <table:table-column table:style-name="co4" table:default-cell-style-name="ce13"/>
        <table:table-column table:style-name="co6" table:default-cell-style-name="ce22"/>
        <table:table-column table:style-name="co2" table:default-cell-style-name="ce27"/>
        <table:table-column table:style-name="co4" table:default-cell-style-name="ce13"/>
        <table:table-column table:style-name="co6" table:default-cell-style-name="ce22"/>
        <table:table-column table:style-name="co7" table:default-cell-style-name="ce25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6" office:value-type="string" calcext:value-type="string">
            <text:p>L1</text:p>
          </table:table-cell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L3</text:p>
          </table:table-cell>
          <table:table-cell table:style-name="ce6" office:value-type="string" calcext:value-type="string">
            <text:p>L4</text:p>
          </table:table-cell>
          <table:table-cell table:style-name="ce6" office:value-type="string" calcext:value-type="string">
            <text:p>P4</text:p>
          </table:table-cell>
          <table:table-cell table:style-name="ce6" office:value-type="string" calcext:value-type="string">
            <text:p>L5</text:p>
          </table:table-cell>
          <table:table-cell table:style-name="ce6" office:value-type="string" calcext:value-type="string">
            <text:p>L6</text:p>
          </table:table-cell>
          <table:table-cell table:style-name="ce6" office:value-type="string" calcext:value-type="string">
            <text:p>L7</text:p>
          </table:table-cell>
          <table:table-cell office:value-type="string" calcext:value-type="string">
            <text:p>Lab Final</text:p>
          </table:table-cell>
          <table:table-cell table:style-name="ce12"/>
          <table:table-cell table:style-name="ce14" office:value-type="string" calcext:value-type="string">
            <text:p>FP</text:p>
          </table:table-cell>
          <table:table-cell table:style-name="ce15" office:value-type="string" calcext:value-type="string">
            <text:p>FP Final</text:p>
          </table:table-cell>
          <table:table-cell table:style-name="ce12"/>
          <table:table-cell table:style-name="ce17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20" office:value-type="string" calcext:value-type="string">
            <text:p>Final GPA</text:p>
          </table:table-cell>
          <table:table-cell table:style-name="ce12"/>
          <table:table-cell table:style-name="ce21" office:value-type="string" calcext:value-type="string">
            <text:p>Letter Grade</text:p>
          </table:table-cell>
          <table:table-cell table:style-name="ce24" office:value-type="string" calcext:value-type="string">
            <text:p>Numerical Grade</text:p>
          </table:table-cell>
          <table:table-cell table:style-name="ce12"/>
          <table:table-cell table:style-name="ce21" office:value-type="string" calcext:value-type="string">
            <text:p>Letter Grade</text:p>
          </table:table-cell>
          <table:table-cell table:style-name="ce26" office:value-type="string" calcext:value-type="string">
            <text:p>GPA </text:p>
          </table:table-cell>
          <table:table-cell table:style-name="ce12"/>
          <table:table-cell table:style-name="ce21"/>
          <table:table-cell table:style-name="ce24"/>
          <table:table-cell table:style-name="ce14" table:number-columns-repeated="979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/>
          <table:table-cell table:style-name="ce10"/>
          <table:table-cell/>
          <table:table-cell table:style-name="ce7"/>
          <table:table-cell table:style-name="ce10" table:formula="of:=VLOOKUP([.L2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2] + #REF!2 + #REF!2 + [.M2]" office:value-type="string" office:string-value="" calcext:value-type="error">
            <text:p>Err:509</text:p>
          </table:table-cell>
          <table:table-cell table:style-name="ce18" table:formula="of:=IF([.O2]&gt;=0.9875;&quot;A+&quot;;  IF([.O2]&gt;=0.94; &quot;A&quot;; IF([.O2]&gt;=0.9; &quot;A-&quot;; IF([.O2]&gt;=0.87; &quot;B+&quot;; IF([.O2]&gt;=0.84;&quot;B&quot;; IF([.O2]&gt;=0.8; &quot;B-&quot;; IF([.O2]&gt;=0.77; &quot;C+&quot;; IF([.O2]&gt;=0.74;&quot;C&quot;; IF([.O2]&gt;=0.7; &quot;C-&quot;; IF([.O2]&gt;=0.67; &quot;D+&quot;; IF([.O2]&gt;=0.64;&quot;D&quot;; IF([.O2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2]; [.$V$2:.$W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yan Cambier</text:p>
          </table:table-cell>
          <table:table-cell table:number-columns-repeated="5" office:value-type="string" calcext:value-type="string">
            <text:p>A</text:p>
          </table:table-cell>
          <table:table-cell table:number-columns-repeated="3"/>
          <table:table-cell table:style-name="ce10"/>
          <table:table-cell/>
          <table:table-cell table:style-name="ce7"/>
          <table:table-cell table:style-name="ce10" table:formula="of:=VLOOKUP([.L3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3] + #REF!3 + #REF!3 + [.M3]" office:value-type="string" office:string-value="" calcext:value-type="error">
            <text:p>Err:509</text:p>
          </table:table-cell>
          <table:table-cell table:style-name="ce18" table:formula="of:=IF([.O3]&gt;=0.9875;&quot;A+&quot;;  IF([.O3]&gt;=0.94; &quot;A&quot;; IF([.O3]&gt;=0.9; &quot;A-&quot;; IF([.O3]&gt;=0.87; &quot;B+&quot;; IF([.O3]&gt;=0.84;&quot;B&quot;; IF([.O3]&gt;=0.8; &quot;B-&quot;; IF([.O3]&gt;=0.77; &quot;C+&quot;; IF([.O3]&gt;=0.74;&quot;C&quot;; IF([.O3]&gt;=0.7; &quot;C-&quot;; IF([.O3]&gt;=0.67; &quot;D+&quot;; IF([.O3]&gt;=0.64;&quot;D&quot;; IF([.O3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3]; [.$V$2:.$W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ebecca Dill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/>
          <table:table-cell table:style-name="ce10"/>
          <table:table-cell/>
          <table:table-cell table:style-name="ce7"/>
          <table:table-cell table:style-name="ce10" table:formula="of:=VLOOKUP([.L4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4] + #REF!4 + #REF!4 + [.M4]" office:value-type="string" office:string-value="" calcext:value-type="error">
            <text:p>Err:509</text:p>
          </table:table-cell>
          <table:table-cell table:style-name="ce18" table:formula="of:=IF([.O4]&gt;=0.9875;&quot;A+&quot;;  IF([.O4]&gt;=0.94; &quot;A&quot;; IF([.O4]&gt;=0.9; &quot;A-&quot;; IF([.O4]&gt;=0.87; &quot;B+&quot;; IF([.O4]&gt;=0.84;&quot;B&quot;; IF([.O4]&gt;=0.8; &quot;B-&quot;; IF([.O4]&gt;=0.77; &quot;C+&quot;; IF([.O4]&gt;=0.74;&quot;C&quot;; IF([.O4]&gt;=0.7; &quot;C-&quot;; IF([.O4]&gt;=0.67; &quot;D+&quot;; IF([.O4]&gt;=0.64;&quot;D&quot;; IF([.O4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4]; [.$V$2:.$W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/>
          <table:table-cell table:style-name="ce10"/>
          <table:table-cell/>
          <table:table-cell table:style-name="ce7"/>
          <table:table-cell table:style-name="ce10" table:formula="of:=VLOOKUP([.L5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5] + #REF!5 + #REF!5 + [.M5]" office:value-type="string" office:string-value="" calcext:value-type="error">
            <text:p>Err:509</text:p>
          </table:table-cell>
          <table:table-cell table:style-name="ce18" table:formula="of:=IF([.O5]&gt;=0.9875;&quot;A+&quot;;  IF([.O5]&gt;=0.94; &quot;A&quot;; IF([.O5]&gt;=0.9; &quot;A-&quot;; IF([.O5]&gt;=0.87; &quot;B+&quot;; IF([.O5]&gt;=0.84;&quot;B&quot;; IF([.O5]&gt;=0.8; &quot;B-&quot;; IF([.O5]&gt;=0.77; &quot;C+&quot;; IF([.O5]&gt;=0.74;&quot;C&quot;; IF([.O5]&gt;=0.7; &quot;C-&quot;; IF([.O5]&gt;=0.67; &quot;D+&quot;; IF([.O5]&gt;=0.64;&quot;D&quot;; IF([.O5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5]; [.$V$2:.$W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Doranny Jaime Abreu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/>
          <table:table-cell table:style-name="ce10"/>
          <table:table-cell/>
          <table:table-cell table:style-name="ce7"/>
          <table:table-cell table:style-name="ce10"/>
          <table:table-cell/>
          <table:table-cell table:style-name="ce17"/>
          <table:table-cell table:style-name="ce18"/>
          <table:table-cell table:style-name="ce20"/>
          <table:table-cell table:number-columns-repeated="988"/>
        </table:table-row>
        <table:table-row table:style-name="ro1">
          <table:table-cell table:style-name="ce2" office:value-type="string" calcext:value-type="string">
            <text:p>Mackenzie Jordan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/>
          <table:table-cell table:style-name="ce10"/>
          <table:table-cell/>
          <table:table-cell table:style-name="ce7"/>
          <table:table-cell table:style-name="ce10" table:formula="of:=VLOOKUP([.L7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7] + #REF!7 + #REF!7 + [.M7]" office:value-type="string" office:string-value="" calcext:value-type="error">
            <text:p>Err:509</text:p>
          </table:table-cell>
          <table:table-cell table:style-name="ce18" table:formula="of:=IF([.O7]&gt;=0.9875;&quot;A+&quot;;  IF([.O7]&gt;=0.94; &quot;A&quot;; IF([.O7]&gt;=0.9; &quot;A-&quot;; IF([.O7]&gt;=0.87; &quot;B+&quot;; IF([.O7]&gt;=0.84;&quot;B&quot;; IF([.O7]&gt;=0.8; &quot;B-&quot;; IF([.O7]&gt;=0.77; &quot;C+&quot;; IF([.O7]&gt;=0.74;&quot;C&quot;; IF([.O7]&gt;=0.7; &quot;C-&quot;; IF([.O7]&gt;=0.67; &quot;D+&quot;; IF([.O7]&gt;=0.64;&quot;D&quot;; IF([.O7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7]; [.$V$2:.$W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/>
          <table:table-cell table:style-name="ce10"/>
          <table:table-cell/>
          <table:table-cell table:style-name="ce7"/>
          <table:table-cell table:style-name="ce10" table:formula="of:=VLOOKUP([.L8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8] + #REF!8 + #REF!8 + [.M8]" office:value-type="string" office:string-value="" calcext:value-type="error">
            <text:p>Err:509</text:p>
          </table:table-cell>
          <table:table-cell table:style-name="ce18" table:formula="of:=IF([.O8]&gt;=0.9875;&quot;A+&quot;;  IF([.O8]&gt;=0.94; &quot;A&quot;; IF([.O8]&gt;=0.9; &quot;A-&quot;; IF([.O8]&gt;=0.87; &quot;B+&quot;; IF([.O8]&gt;=0.84;&quot;B&quot;; IF([.O8]&gt;=0.8; &quot;B-&quot;; IF([.O8]&gt;=0.77; &quot;C+&quot;; IF([.O8]&gt;=0.74;&quot;C&quot;; IF([.O8]&gt;=0.7; &quot;C-&quot;; IF([.O8]&gt;=0.67; &quot;D+&quot;; IF([.O8]&gt;=0.64;&quot;D&quot;; IF([.O8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8]; [.$V$2:.$W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ara King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/>
          <table:table-cell table:style-name="ce10"/>
          <table:table-cell/>
          <table:table-cell table:style-name="ce7"/>
          <table:table-cell table:style-name="ce10" table:formula="of:=VLOOKUP([.L9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9] + #REF!9 + #REF!9 + [.M9]" office:value-type="string" office:string-value="" calcext:value-type="error">
            <text:p>Err:509</text:p>
          </table:table-cell>
          <table:table-cell table:style-name="ce18" table:formula="of:=IF([.O9]&gt;=0.9875;&quot;A+&quot;;  IF([.O9]&gt;=0.94; &quot;A&quot;; IF([.O9]&gt;=0.9; &quot;A-&quot;; IF([.O9]&gt;=0.87; &quot;B+&quot;; IF([.O9]&gt;=0.84;&quot;B&quot;; IF([.O9]&gt;=0.8; &quot;B-&quot;; IF([.O9]&gt;=0.77; &quot;C+&quot;; IF([.O9]&gt;=0.74;&quot;C&quot;; IF([.O9]&gt;=0.7; &quot;C-&quot;; IF([.O9]&gt;=0.67; &quot;D+&quot;; IF([.O9]&gt;=0.64;&quot;D&quot;; IF([.O9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9]; [.$V$2:.$W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Cody Kinneer</text:p>
          </table:table-cell>
          <table:table-cell table:style-name="ce8" table:number-columns-repeated="8"/>
          <table:table-cell table:style-name="ce10"/>
          <table:table-cell/>
          <table:table-cell table:style-name="ce7"/>
          <table:table-cell table:style-name="ce10" table:formula="of:=VLOOKUP([.L10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10] + #REF!10 + #REF!10 + [.M10]" office:value-type="string" office:string-value="" calcext:value-type="error">
            <text:p>Err:509</text:p>
          </table:table-cell>
          <table:table-cell table:style-name="ce18" table:formula="of:=IF([.O10]&gt;=0.9875;&quot;A+&quot;;  IF([.O10]&gt;=0.94; &quot;A&quot;; IF([.O10]&gt;=0.9; &quot;A-&quot;; IF([.O10]&gt;=0.87; &quot;B+&quot;; IF([.O10]&gt;=0.84;&quot;B&quot;; IF([.O10]&gt;=0.8; &quot;B-&quot;; IF([.O10]&gt;=0.77; &quot;C+&quot;; IF([.O10]&gt;=0.74;&quot;C&quot;; IF([.O10]&gt;=0.7; &quot;C-&quot;; IF([.O10]&gt;=0.67; &quot;D+&quot;; IF([.O10]&gt;=0.64;&quot;D&quot;; IF([.O10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10]; [.$V$2:.$W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oshua Lawrence</text:p>
          </table:table-cell>
          <table:table-cell table:number-columns-repeated="5" office:value-type="string" calcext:value-type="string">
            <text:p>A</text:p>
          </table:table-cell>
          <table:table-cell table:number-columns-repeated="3"/>
          <table:table-cell table:style-name="ce10"/>
          <table:table-cell/>
          <table:table-cell table:style-name="ce7"/>
          <table:table-cell table:style-name="ce10" table:formula="of:=VLOOKUP([.L11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11] + #REF!11 + #REF!11 + [.M11]" office:value-type="string" office:string-value="" calcext:value-type="error">
            <text:p>Err:509</text:p>
          </table:table-cell>
          <table:table-cell table:style-name="ce18" table:formula="of:=IF([.O11]&gt;=0.9875;&quot;A+&quot;;  IF([.O11]&gt;=0.94; &quot;A&quot;; IF([.O11]&gt;=0.9; &quot;A-&quot;; IF([.O11]&gt;=0.87; &quot;B+&quot;; IF([.O11]&gt;=0.84;&quot;B&quot;; IF([.O11]&gt;=0.8; &quot;B-&quot;; IF([.O11]&gt;=0.77; &quot;C+&quot;; IF([.O11]&gt;=0.74;&quot;C&quot;; IF([.O11]&gt;=0.7; &quot;C-&quot;; IF([.O11]&gt;=0.67; &quot;D+&quot;; IF([.O11]&gt;=0.64;&quot;D&quot;; IF([.O11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11]; [.$V$2:.$W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Michael Ligouri</text:p>
          </table:table-cell>
          <table:table-cell table:number-columns-repeated="5" office:value-type="string" calcext:value-type="string">
            <text:p>A</text:p>
          </table:table-cell>
          <table:table-cell table:number-columns-repeated="3"/>
          <table:table-cell table:style-name="ce10"/>
          <table:table-cell/>
          <table:table-cell table:style-name="ce7"/>
          <table:table-cell table:style-name="ce10" table:formula="of:=VLOOKUP([.L12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12] + #REF!12 + #REF!12 + [.M12]" office:value-type="string" office:string-value="" calcext:value-type="error">
            <text:p>Err:509</text:p>
          </table:table-cell>
          <table:table-cell table:style-name="ce18" table:formula="of:=IF([.O12]&gt;=0.9875;&quot;A+&quot;;  IF([.O12]&gt;=0.94; &quot;A&quot;; IF([.O12]&gt;=0.9; &quot;A-&quot;; IF([.O12]&gt;=0.87; &quot;B+&quot;; IF([.O12]&gt;=0.84;&quot;B&quot;; IF([.O12]&gt;=0.8; &quot;B-&quot;; IF([.O12]&gt;=0.77; &quot;C+&quot;; IF([.O12]&gt;=0.74;&quot;C&quot;; IF([.O12]&gt;=0.7; &quot;C-&quot;; IF([.O12]&gt;=0.67; &quot;D+&quot;; IF([.O12]&gt;=0.64;&quot;D&quot;; IF([.O12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12]; [.$V$2:.$W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Stephen Milcarek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A</text:p>
          </table:table-cell>
          <table:table-cell table:number-columns-repeated="3"/>
          <table:table-cell table:style-name="ce10"/>
          <table:table-cell/>
          <table:table-cell table:style-name="ce7"/>
          <table:table-cell table:style-name="ce10" table:formula="of:=VLOOKUP([.L13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13] + #REF!13 + #REF!13 + [.M13]" office:value-type="string" office:string-value="" calcext:value-type="error">
            <text:p>Err:509</text:p>
          </table:table-cell>
          <table:table-cell table:style-name="ce18" table:formula="of:=IF([.O13]&gt;=0.9875;&quot;A+&quot;;  IF([.O13]&gt;=0.94; &quot;A&quot;; IF([.O13]&gt;=0.9; &quot;A-&quot;; IF([.O13]&gt;=0.87; &quot;B+&quot;; IF([.O13]&gt;=0.84;&quot;B&quot;; IF([.O13]&gt;=0.8; &quot;B-&quot;; IF([.O13]&gt;=0.77; &quot;C+&quot;; IF([.O13]&gt;=0.74;&quot;C&quot;; IF([.O13]&gt;=0.7; &quot;C-&quot;; IF([.O13]&gt;=0.67; &quot;D+&quot;; IF([.O13]&gt;=0.64;&quot;D&quot;; IF([.O13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13]; [.$V$2:.$W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Daniel Ocampo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/>
          <table:table-cell table:style-name="ce10"/>
          <table:table-cell/>
          <table:table-cell table:style-name="ce7"/>
          <table:table-cell table:style-name="ce10" table:formula="of:=VLOOKUP([.L14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14] + #REF!14 + #REF!14 + [.M14]" office:value-type="string" office:string-value="" calcext:value-type="error">
            <text:p>Err:509</text:p>
          </table:table-cell>
          <table:table-cell table:style-name="ce18" table:formula="of:=IF([.O14]&gt;=0.9875;&quot;A+&quot;;  IF([.O14]&gt;=0.94; &quot;A&quot;; IF([.O14]&gt;=0.9; &quot;A-&quot;; IF([.O14]&gt;=0.87; &quot;B+&quot;; IF([.O14]&gt;=0.84;&quot;B&quot;; IF([.O14]&gt;=0.8; &quot;B-&quot;; IF([.O14]&gt;=0.77; &quot;C+&quot;; IF([.O14]&gt;=0.74;&quot;C&quot;; IF([.O14]&gt;=0.7; &quot;C-&quot;; IF([.O14]&gt;=0.67; &quot;D+&quot;; IF([.O14]&gt;=0.64;&quot;D&quot;; IF([.O14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14]; [.$V$2:.$W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lden Pag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/>
          <table:table-cell table:style-name="ce10"/>
          <table:table-cell/>
          <table:table-cell table:style-name="ce7"/>
          <table:table-cell table:style-name="ce10" table:formula="of:=VLOOKUP([.L15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15] + #REF!15 + #REF!15 + [.M15]" office:value-type="string" office:string-value="" calcext:value-type="error">
            <text:p>Err:509</text:p>
          </table:table-cell>
          <table:table-cell table:style-name="ce18" table:formula="of:=IF([.O15]&gt;=0.9875;&quot;A+&quot;;  IF([.O15]&gt;=0.94; &quot;A&quot;; IF([.O15]&gt;=0.9; &quot;A-&quot;; IF([.O15]&gt;=0.87; &quot;B+&quot;; IF([.O15]&gt;=0.84;&quot;B&quot;; IF([.O15]&gt;=0.8; &quot;B-&quot;; IF([.O15]&gt;=0.77; &quot;C+&quot;; IF([.O15]&gt;=0.74;&quot;C&quot;; IF([.O15]&gt;=0.7; &quot;C-&quot;; IF([.O15]&gt;=0.67; &quot;D+&quot;; IF([.O15]&gt;=0.64;&quot;D&quot;; IF([.O15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15]; [.$V$2:.$W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Marlee Sherretts</text:p>
          </table:table-cell>
          <table:table-cell table:number-columns-repeated="5" office:value-type="string" calcext:value-type="string">
            <text:p>A</text:p>
          </table:table-cell>
          <table:table-cell table:number-columns-repeated="3"/>
          <table:table-cell table:style-name="ce10"/>
          <table:table-cell/>
          <table:table-cell table:style-name="ce7"/>
          <table:table-cell table:style-name="ce10" table:formula="of:=VLOOKUP([.L16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16] + #REF!16 + #REF!16 + [.M16]" office:value-type="string" office:string-value="" calcext:value-type="error">
            <text:p>Err:509</text:p>
          </table:table-cell>
          <table:table-cell table:style-name="ce18" table:formula="of:=IF([.O16]&gt;=0.9875;&quot;A+&quot;;  IF([.O16]&gt;=0.94; &quot;A&quot;; IF([.O16]&gt;=0.9; &quot;A-&quot;; IF([.O16]&gt;=0.87; &quot;B+&quot;; IF([.O16]&gt;=0.84;&quot;B&quot;; IF([.O16]&gt;=0.8; &quot;B-&quot;; IF([.O16]&gt;=0.77; &quot;C+&quot;; IF([.O16]&gt;=0.74;&quot;C&quot;; IF([.O16]&gt;=0.7; &quot;C-&quot;; IF([.O16]&gt;=0.67; &quot;D+&quot;; IF([.O16]&gt;=0.64;&quot;D&quot;; IF([.O16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16]; [.$V$2:.$W$15]; 2; 0)" office:value-type="string" office:string-value="" calcext:value-type="error">
            <text:p>Err:509</text:p>
          </table:table-cell>
          <table:table-cell/>
          <table:table-cell table:style-name="ce23"/>
          <table:table-cell table:style-name="ce13"/>
          <table:table-cell/>
          <table:table-cell table:style-name="ce23"/>
          <table:table-cell table:style-name="ce28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Dillan Smith</text:p>
          </table:table-cell>
          <table:table-cell table:number-columns-repeated="2"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table:number-columns-repeated="3"/>
          <table:table-cell table:style-name="ce10"/>
          <table:table-cell/>
          <table:table-cell table:style-name="ce7"/>
          <table:table-cell table:style-name="ce10" table:formula="of:=VLOOKUP([.L17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17] + #REF!17 + #REF!17 + [.M17]" office:value-type="string" office:string-value="" calcext:value-type="error">
            <text:p>Err:509</text:p>
          </table:table-cell>
          <table:table-cell table:style-name="ce18" table:formula="of:=IF([.O17]&gt;=0.9875;&quot;A+&quot;;  IF([.O17]&gt;=0.94; &quot;A&quot;; IF([.O17]&gt;=0.9; &quot;A-&quot;; IF([.O17]&gt;=0.87; &quot;B+&quot;; IF([.O17]&gt;=0.84;&quot;B&quot;; IF([.O17]&gt;=0.8; &quot;B-&quot;; IF([.O17]&gt;=0.77; &quot;C+&quot;; IF([.O17]&gt;=0.74;&quot;C&quot;; IF([.O17]&gt;=0.7; &quot;C-&quot;; IF([.O17]&gt;=0.67; &quot;D+&quot;; IF([.O17]&gt;=0.64;&quot;D&quot;; IF([.O17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17]; [.$V$2:.$W$15]; 2; 0)" office:value-type="string" office:string-value="" calcext:value-type="error">
            <text:p>Err:509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Luke Smith</text:p>
          </table:table-cell>
          <table:table-cell table:style-name="ce8" table:number-columns-repeated="8"/>
          <table:table-cell table:style-name="ce10"/>
          <table:table-cell/>
          <table:table-cell table:style-name="ce7"/>
          <table:table-cell table:style-name="ce10" table:formula="of:=VLOOKUP([.L18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18] + #REF!18 + #REF!18 + [.M18]" office:value-type="string" office:string-value="" calcext:value-type="error">
            <text:p>Err:509</text:p>
          </table:table-cell>
          <table:table-cell table:style-name="ce18" table:formula="of:=IF([.O18]&gt;=0.9875;&quot;A+&quot;;  IF([.O18]&gt;=0.94; &quot;A&quot;; IF([.O18]&gt;=0.9; &quot;A-&quot;; IF([.O18]&gt;=0.87; &quot;B+&quot;; IF([.O18]&gt;=0.84;&quot;B&quot;; IF([.O18]&gt;=0.8; &quot;B-&quot;; IF([.O18]&gt;=0.77; &quot;C+&quot;; IF([.O18]&gt;=0.74;&quot;C&quot;; IF([.O18]&gt;=0.7; &quot;C-&quot;; IF([.O18]&gt;=0.67; &quot;D+&quot;; IF([.O18]&gt;=0.64;&quot;D&quot;; IF([.O18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18]; [.$V$2:.$W$15]; 2; 0)" office:value-type="string" office:string-value="" calcext:value-type="error">
            <text:p>Err:509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yan Spartz</text:p>
          </table:table-cell>
          <table:table-cell table:number-columns-repeated="5" office:value-type="string" calcext:value-type="string">
            <text:p>A</text:p>
          </table:table-cell>
          <table:table-cell table:number-columns-repeated="3"/>
          <table:table-cell table:style-name="ce10"/>
          <table:table-cell/>
          <table:table-cell table:style-name="ce7"/>
          <table:table-cell table:style-name="ce10" table:formula="of:=VLOOKUP([.L19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19] + #REF!19 + #REF!19 + [.M19]" office:value-type="string" office:string-value="" calcext:value-type="error">
            <text:p>Err:509</text:p>
          </table:table-cell>
          <table:table-cell table:style-name="ce18" table:formula="of:=IF([.O19]&gt;=0.9875;&quot;A+&quot;;  IF([.O19]&gt;=0.94; &quot;A&quot;; IF([.O19]&gt;=0.9; &quot;A-&quot;; IF([.O19]&gt;=0.87; &quot;B+&quot;; IF([.O19]&gt;=0.84;&quot;B&quot;; IF([.O19]&gt;=0.8; &quot;B-&quot;; IF([.O19]&gt;=0.77; &quot;C+&quot;; IF([.O19]&gt;=0.74;&quot;C&quot;; IF([.O19]&gt;=0.7; &quot;C-&quot;; IF([.O19]&gt;=0.67; &quot;D+&quot;; IF([.O19]&gt;=0.64;&quot;D&quot;; IF([.O19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19]; [.$V$2:.$W$15]; 2; 0)" office:value-type="string" office:string-value="" calcext:value-type="error">
            <text:p>Err:509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youba Swara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/>
          <table:table-cell table:style-name="ce10"/>
          <table:table-cell/>
          <table:table-cell table:style-name="ce7"/>
          <table:table-cell table:style-name="ce10"/>
          <table:table-cell/>
          <table:table-cell table:style-name="ce17"/>
          <table:table-cell table:style-name="ce18"/>
          <table:table-cell table:style-name="ce20"/>
          <table:table-cell table:number-columns-repeated="988"/>
        </table:table-row>
        <table:table-row table:style-name="ro1">
          <table:table-cell office:value-type="string" calcext:value-type="string">
            <text:p>Shu Yi Tang</text:p>
          </table:table-cell>
          <table:table-cell table:number-columns-repeated="5" office:value-type="string" calcext:value-type="string">
            <text:p>A</text:p>
          </table:table-cell>
          <table:table-cell table:number-columns-repeated="3"/>
          <table:table-cell table:style-name="ce10"/>
          <table:table-cell/>
          <table:table-cell table:style-name="ce7"/>
          <table:table-cell table:style-name="ce10" table:formula="of:=VLOOKUP([.L21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21] + #REF!20 + #REF!20 + [.M21]" office:value-type="string" office:string-value="" calcext:value-type="error">
            <text:p>Err:509</text:p>
          </table:table-cell>
          <table:table-cell table:style-name="ce18" table:formula="of:=IF([.O21]&gt;=0.9875;&quot;A+&quot;;  IF([.O21]&gt;=0.94; &quot;A&quot;; IF([.O21]&gt;=0.9; &quot;A-&quot;; IF([.O21]&gt;=0.87; &quot;B+&quot;; IF([.O21]&gt;=0.84;&quot;B&quot;; IF([.O21]&gt;=0.8; &quot;B-&quot;; IF([.O21]&gt;=0.77; &quot;C+&quot;; IF([.O21]&gt;=0.74;&quot;C&quot;; IF([.O21]&gt;=0.7; &quot;C-&quot;; IF([.O21]&gt;=0.67; &quot;D+&quot;; IF([.O21]&gt;=0.64;&quot;D&quot;; IF([.O21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21]; [.$V$2:.$W$15]; 2; 0)" office:value-type="string" office:string-value="" calcext:value-type="error">
            <text:p>Err:509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Herbert Torranc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/>
          <table:table-cell table:style-name="ce10"/>
          <table:table-cell/>
          <table:table-cell table:style-name="ce7"/>
          <table:table-cell table:style-name="ce10" table:formula="of:=VLOOKUP([.L22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22] + #REF!21 + #REF!21 + [.M22]" office:value-type="string" office:string-value="" calcext:value-type="error">
            <text:p>Err:509</text:p>
          </table:table-cell>
          <table:table-cell table:style-name="ce18" table:formula="of:=IF([.O22]&gt;=0.9875;&quot;A+&quot;;  IF([.O22]&gt;=0.94; &quot;A&quot;; IF([.O22]&gt;=0.9; &quot;A-&quot;; IF([.O22]&gt;=0.87; &quot;B+&quot;; IF([.O22]&gt;=0.84;&quot;B&quot;; IF([.O22]&gt;=0.8; &quot;B-&quot;; IF([.O22]&gt;=0.77; &quot;C+&quot;; IF([.O22]&gt;=0.74;&quot;C&quot;; IF([.O22]&gt;=0.7; &quot;C-&quot;; IF([.O22]&gt;=0.67; &quot;D+&quot;; IF([.O22]&gt;=0.64;&quot;D&quot;; IF([.O22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22]; [.$V$2:.$W$15]; 2; 0)" office:value-type="string" office:string-value="" calcext:value-type="error">
            <text:p>Err:509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Everett Wolf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/>
          <table:table-cell table:style-name="ce10"/>
          <table:table-cell/>
          <table:table-cell table:style-name="ce7"/>
          <table:table-cell table:style-name="ce10" table:formula="of:=VLOOKUP([.L23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23] + #REF!22 + #REF!22 + [.M23]" office:value-type="string" office:string-value="" calcext:value-type="error">
            <text:p>Err:509</text:p>
          </table:table-cell>
          <table:table-cell table:style-name="ce18" table:formula="of:=IF([.O23]&gt;=0.9875;&quot;A+&quot;;  IF([.O23]&gt;=0.94; &quot;A&quot;; IF([.O23]&gt;=0.9; &quot;A-&quot;; IF([.O23]&gt;=0.87; &quot;B+&quot;; IF([.O23]&gt;=0.84;&quot;B&quot;; IF([.O23]&gt;=0.8; &quot;B-&quot;; IF([.O23]&gt;=0.77; &quot;C+&quot;; IF([.O23]&gt;=0.74;&quot;C&quot;; IF([.O23]&gt;=0.7; &quot;C-&quot;; IF([.O23]&gt;=0.67; &quot;D+&quot;; IF([.O23]&gt;=0.64;&quot;D&quot;; IF([.O23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23]; [.$V$2:.$W$15]; 2; 0)" office:value-type="string" office:string-value="" calcext:value-type="error">
            <text:p>Err:509</text:p>
          </table:table-cell>
          <table:table-cell table:number-columns-repeated="988"/>
        </table:table-row>
        <table:table-row table:style-name="ro1">
          <table:table-cell table:number-columns-repeated="9"/>
          <table:table-cell table:style-name="ce11"/>
          <table:table-cell table:number-columns-repeated="4"/>
          <table:table-cell table:style-name="ce18" table:formula="of:=AVERAGE([.O2:.O19])" office:value-type="string" office:string-value="" calcext:value-type="error">
            <text:p>Err:509</text:p>
          </table:table-cell>
          <table:table-cell table:style-name="ce16"/>
          <table:table-cell table:style-name="ce18" table:formula="of:=AVERAGE([.Q2:.Q19])" office:value-type="string" office:string-value="" calcext:value-type="error">
            <text:p>Err:509</text:p>
          </table:table-cell>
          <table:table-cell table:number-columns-repeated="988"/>
        </table:table-row>
        <table:table-row table:style-name="ro1" table:number-rows-repeated="6">
          <table:table-cell table:number-columns-repeated="9"/>
          <table:table-cell table:style-name="ce11"/>
          <table:table-cell table:number-columns-repeated="995"/>
        </table:table-row>
        <table:table-row table:style-name="ro1" table:number-rows-repeated="1048545">
          <table:table-cell table:number-columns-repeated="1005"/>
        </table:table-row>
        <table:table-row table:style-name="ro1"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0/00/0000</text:date>, <text:time style:data-style-name="N2" text:time-value="10:19:14.8175852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1-03T10:20:24.675291462</dc:date>
    <dc:creator>Gregory Kapfhammer</dc:creator>
    <meta:editing-duration>P7DT1H53M22S</meta:editing-duration>
    <meta:editing-cycles>202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275" meta:object-count="0"/>
  </office:meta>
</office:document-meta>
</file>